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Divider vs Current Source" table:style-name="ta1">
        <table:shapes>
          <draw:frame draw:z-index="0" draw:style-name="gr1" draw:text-style-name="P1" svg:width="9.98cm" svg:height="5.613cm" svg:x="17.177cm" svg:y="0cm">
            <draw:object draw:notify-on-update-of-ranges="'Voltage Divider vs Current Source'.B12:'Voltage Divider vs Current Source'.H12 'Voltage Divider vs Current Source'.A13:'Voltage Divider vs Current Source'.A13 'Voltage Divider vs Current Source'.B13:'Voltage Divider vs Current Source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57cm" svg:height="5.545cm" svg:x="17.094cm" svg:y="5.857cm">
            <draw:object draw:notify-on-update-of-ranges="'Voltage Divider vs Current Source'.B17:'Voltage Divider vs Current Source'.H17 'Voltage Divider vs Current Source'.A18:'Voltage Divider vs Current Source'.A18 'Voltage Divider vs Current Source'.B18:'Voltage Divider vs Current Source'.H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661cm" svg:height="4.741cm" svg:x="15.062cm" svg:y="16.347cm">
            <draw:object draw:notify-on-update-of-ranges="'Voltage Divider vs Current Source'.J30:'Voltage Divider vs Current Source'.Q30 'Voltage Divider vs Current Source'.J31:'Voltage Divider vs Current Source'.Q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Vref =&gt;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Kohm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Rref =&gt;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ef =&gt;</text:p>
          </table:table-cell>
          <table:table-cell table:style-name="ce13" office:value-type="float" office:value="0.2" calcext:value-type="float">
            <text:p>0.200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f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th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B8]-1" office:value-type="float" office:value="10" calcext:value-type="float">
            <text:p>10</text:p>
          </table:table-cell>
          <table:table-cell table:style-name="ce6" table:formula="of:=[.C8]-1" office:value-type="float" office:value="9" calcext:value-type="float">
            <text:p>9</text:p>
          </table:table-cell>
          <table:table-cell table:style-name="ce6" table:formula="of:=[.D8]-1" office:value-type="float" office:value="8" calcext:value-type="float">
            <text:p>8</text:p>
          </table:table-cell>
          <table:table-cell table:style-name="ce6" table:formula="of:=[.E8]-1" office:value-type="float" office:value="7" calcext:value-type="float">
            <text:p>7</text:p>
          </table:table-cell>
          <table:table-cell table:style-name="ce6" table:formula="of:=[.F8]-1" office:value-type="float" office:value="6" calcext:value-type="float">
            <text:p>6</text:p>
          </table:table-cell>
          <table:table-cell table:style-name="ce6" table:formula="of:=[.G8]-1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4"/>
          <table:table-cell table:style-name="ce6" table:number-columns-repeated="1023"/>
        </table:table-row>
        <table:table-row table:style-name="ro1">
          <table:table-cell table:style-name="ce11" office:value-type="string" calcext:value-type="string" table:number-columns-spanned="4" table:number-rows-spanned="1">
            <text:p>Current Sourc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B8]*[.$B$3]" office:value-type="float" office:value="2.2" calcext:value-type="float">
            <text:p>2.20</text:p>
          </table:table-cell>
          <table:table-cell table:style-name="ce3" table:formula="of:=[.C8]*[.$B$3]" office:value-type="float" office:value="2" calcext:value-type="float">
            <text:p>2.00</text:p>
          </table:table-cell>
          <table:table-cell table:style-name="ce3" table:formula="of:=[.D8]*[.$B$3]" office:value-type="float" office:value="1.8" calcext:value-type="float">
            <text:p>1.80</text:p>
          </table:table-cell>
          <table:table-cell table:style-name="ce3" table:formula="of:=[.E8]*[.$B$3]" office:value-type="float" office:value="1.6" calcext:value-type="float">
            <text:p>1.60</text:p>
          </table:table-cell>
          <table:table-cell table:style-name="ce3" table:formula="of:=[.F8]*[.$B$3]" office:value-type="float" office:value="1.4" calcext:value-type="float">
            <text:p>1.40</text:p>
          </table:table-cell>
          <table:table-cell table:style-name="ce3" table:formula="of:=[.G8]*[.$B$3]" office:value-type="float" office:value="1.2" calcext:value-type="float">
            <text:p>1.20</text:p>
          </table:table-cell>
          <table:table-cell table:style-name="ce3" table:formula="of:=[.H8]*[.$B$3]" office:value-type="float" office:value="1" calcext:value-type="float">
            <text:p>1.0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1]*([.$B$4]+[.$B$5])/[.$B$4]) - [.$B$6]*([.$B$5]/[.$B$4])" office:value-type="float" office:value="1.4" calcext:value-type="float">
            <text:p>1.40</text:p>
          </table:table-cell>
          <table:table-cell table:style-name="ce15" table:formula="of:=([.C$11]*([.$B$4]+[.$B$5])/[.$B$4]) - [.$B$6]*([.$B$5]/[.$B$4])" office:value-type="float" office:value="1" calcext:value-type="float">
            <text:p>1.00</text:p>
          </table:table-cell>
          <table:table-cell table:style-name="ce15" table:formula="of:=([.D$11]*([.$B$4]+[.$B$5])/[.$B$4]) - [.$B$6]*([.$B$5]/[.$B$4])" office:value-type="float" office:value="0.6" calcext:value-type="float">
            <text:p>0.60</text:p>
          </table:table-cell>
          <table:table-cell table:style-name="ce15" table:formula="of:=([.E$11]*([.$B$4]+[.$B$5])/[.$B$4]) - [.$B$6]*([.$B$5]/[.$B$4])" office:value-type="float" office:value="0.2" calcext:value-type="float">
            <text:p>0.20</text:p>
          </table:table-cell>
          <table:table-cell table:style-name="ce15" table:formula="of:=([.F$11]*([.$B$4]+[.$B$5])/[.$B$4]) - [.$B$6]*([.$B$5]/[.$B$4])" office:value-type="float" office:value="-0.2" calcext:value-type="float">
            <text:p>-0.20</text:p>
          </table:table-cell>
          <table:table-cell table:style-name="ce15" table:formula="of:=([.G$11]*([.$B$4]+[.$B$5])/[.$B$4]) - [.$B$6]*([.$B$5]/[.$B$4])" office:value-type="float" office:value="-0.6" calcext:value-type="float">
            <text:p>-0.60</text:p>
          </table:table-cell>
          <table:table-cell table:style-name="ce15" table:formula="of:=([.H$11]*([.$B$4]+[.$B$5])/[.$B$4]) - [.$B$6]*([.$B$5]/[.$B$4])" office:value-type="float" office:value="-1" calcext:value-type="float">
            <text:p>-1.00</text:p>
          </table:table-cell>
          <table:table-cell table:style-name="ce3" table:number-columns-repeated="1016"/>
        </table:table-row>
        <table:table-row table:style-name="ro1">
          <table:table-cell table:style-name="ce2"/>
          <table:table-cell/>
          <table:table-cell table:style-name="ce3" table:number-columns-repeated="4"/>
          <table:table-cell table:style-name="ce25" office:value-type="string" calcext:value-type="string">
            <text:p>Span =&gt;</text:p>
          </table:table-cell>
          <table:table-cell table:formula="of:=[.B13]-[.H13]" office:value-type="float" office:value="2.4" calcext:value-type="float">
            <text:p>2.4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 table:number-columns-spanned="4" table:number-rows-spanned="1">
            <text:p>Voltage Divider</text:p>
          </table:table-cell>
          <table:covered-table-cell/>
          <table:covered-table-cell table:style-name="ce3"/>
          <table:covered-table-cell table:style-name="ce36"/>
          <table:table-cell table:style-name="ce36" table:number-columns-repeated="3"/>
          <table:table-cell table:style-name="ce3"/>
          <table:table-cell table:style-name="ce36" table:number-columns-repeated="1016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$B$1]*[.B8]/([.B8]+[.$B$2])" office:value-type="float" office:value="2.83870967741935" calcext:value-type="float">
            <text:p>2.84</text:p>
          </table:table-cell>
          <table:table-cell table:style-name="ce3" table:formula="of:=[.$B$1]*[.C8]/([.C8]+[.$B$2])" office:value-type="float" office:value="2.66666666666667" calcext:value-type="float">
            <text:p>2.67</text:p>
          </table:table-cell>
          <table:table-cell table:style-name="ce3" table:formula="of:=[.$B$1]*[.D8]/([.D8]+[.$B$2])" office:value-type="float" office:value="2.48275862068966" calcext:value-type="float">
            <text:p>2.48</text:p>
          </table:table-cell>
          <table:table-cell table:style-name="ce3" table:formula="of:=[.$B$1]*[.E8]/([.E8]+[.$B$2])" office:value-type="float" office:value="2.28571428571429" calcext:value-type="float">
            <text:p>2.29</text:p>
          </table:table-cell>
          <table:table-cell table:style-name="ce3" table:formula="of:=[.$B$1]*[.F8]/([.F8]+[.$B$2])" office:value-type="float" office:value="2.07407407407407" calcext:value-type="float">
            <text:p>2.07</text:p>
          </table:table-cell>
          <table:table-cell table:style-name="ce3" table:formula="of:=[.$B$1]*[.G8]/([.G8]+[.$B$2])" office:value-type="float" office:value="1.84615384615385" calcext:value-type="float">
            <text:p>1.85</text:p>
          </table:table-cell>
          <table:table-cell table:style-name="ce3" table:formula="of:=[.$B$1]*[.H8]/([.H8]+[.$B$2])" office:value-type="float" office:value="1.6" calcext:value-type="float">
            <text:p>1.6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6]*([.$B$4]+[.$B$5])/[.$B$4]) - [.$B$6]*([.$B$5]/[.$B$4])" office:value-type="float" office:value="2.67741935483871" calcext:value-type="float">
            <text:p>2.68</text:p>
          </table:table-cell>
          <table:table-cell table:style-name="ce15" table:formula="of:=([.C$16]*([.$B$4]+[.$B$5])/[.$B$4]) - [.$B$6]*([.$B$5]/[.$B$4])" office:value-type="float" office:value="2.33333333333333" calcext:value-type="float">
            <text:p>2.33</text:p>
          </table:table-cell>
          <table:table-cell table:style-name="ce15" table:formula="of:=([.D$16]*([.$B$4]+[.$B$5])/[.$B$4]) - [.$B$6]*([.$B$5]/[.$B$4])" office:value-type="float" office:value="1.96551724137931" calcext:value-type="float">
            <text:p>1.97</text:p>
          </table:table-cell>
          <table:table-cell table:style-name="ce15" table:formula="of:=([.E$16]*([.$B$4]+[.$B$5])/[.$B$4]) - [.$B$6]*([.$B$5]/[.$B$4])" office:value-type="float" office:value="1.57142857142857" calcext:value-type="float">
            <text:p>1.57</text:p>
          </table:table-cell>
          <table:table-cell table:style-name="ce15" table:formula="of:=([.F$16]*([.$B$4]+[.$B$5])/[.$B$4]) - [.$B$6]*([.$B$5]/[.$B$4])" office:value-type="float" office:value="1.14814814814815" calcext:value-type="float">
            <text:p>1.15</text:p>
          </table:table-cell>
          <table:table-cell table:style-name="ce15" table:formula="of:=([.G$16]*([.$B$4]+[.$B$5])/[.$B$4]) - [.$B$6]*([.$B$5]/[.$B$4])" office:value-type="float" office:value="0.692307692307693" calcext:value-type="float">
            <text:p>0.69</text:p>
          </table:table-cell>
          <table:table-cell table:style-name="ce15" table:formula="of:=([.H$16]*([.$B$4]+[.$B$5])/[.$B$4]) - [.$B$6]*([.$B$5]/[.$B$4])" office:value-type="float" office:value="0.2" calcext:value-type="float">
            <text:p>0.20</text:p>
          </table:table-cell>
          <table:table-cell table:style-name="ce3" table:number-columns-repeated="1016"/>
        </table:table-row>
        <table:table-row table:style-name="ro1">
          <table:table-cell table:number-columns-repeated="6"/>
          <table:table-cell table:style-name="ce25" office:value-type="string" calcext:value-type="string">
            <text:p>Span =&gt;</text:p>
          </table:table-cell>
          <table:table-cell table:formula="of:=[.B18]-[.H18]" office:value-type="float" office:value="2.47741935483871" calcext:value-type="float">
            <text:p>2.47741935483871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Simple Voltage divider – no amplifi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Vref</text:p>
          </table:table-cell>
          <table:table-cell table:style-name="ce16" office:value-type="float" office:value="8" calcext:value-type="float">
            <text:p>8.00</text:p>
          </table:table-cell>
          <table:table-cell table:number-columns-repeated="6" table:style-name="ce21" office:value-type="float" office:value="8" calcext:value-type="float">
            <text:p>8.00</text:p>
          </table:table-cell>
          <table:table-cell table:style-name="ce26" office:value-type="float" office:value="8" calcext:value-type="float">
            <text:p>8.00</text:p>
          </table:table-cell>
          <table:table-cell table:style-name="ce16" office:value-type="float" office:value="3.3" calcext:value-type="float">
            <text:p>3.30</text:p>
          </table:table-cell>
          <table:table-cell table:style-name="ce21" table:formula="of:=[.J28]" office:value-type="float" office:value="3.3" calcext:value-type="float">
            <text:p>3.30</text:p>
          </table:table-cell>
          <table:table-cell table:style-name="ce21" table:formula="of:=[.K28]" office:value-type="float" office:value="3.3" calcext:value-type="float">
            <text:p>3.30</text:p>
          </table:table-cell>
          <table:table-cell table:style-name="ce21" table:formula="of:=[.L28]" office:value-type="float" office:value="3.3" calcext:value-type="float">
            <text:p>3.30</text:p>
          </table:table-cell>
          <table:table-cell table:style-name="ce21" table:formula="of:=[.M28]" office:value-type="float" office:value="3.3" calcext:value-type="float">
            <text:p>3.30</text:p>
          </table:table-cell>
          <table:table-cell table:style-name="ce21" table:formula="of:=[.N28]" office:value-type="float" office:value="3.3" calcext:value-type="float">
            <text:p>3.30</text:p>
          </table:table-cell>
          <table:table-cell table:style-name="ce21" table:formula="of:=[.O28]" office:value-type="float" office:value="3.3" calcext:value-type="float">
            <text:p>3.30</text:p>
          </table:table-cell>
          <table:table-cell table:style-name="ce21" table:formula="of:=[.P28]" office:value-type="float" office:value="3.3" calcext:value-type="float">
            <text:p>3.30</text:p>
          </table:table-cell>
          <table:table-cell table:style-name="ce21" table:formula="of:=[.Q28]" office:value-type="float" office:value="3.3" calcext:value-type="float">
            <text:p>3.3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ref</text:p>
          </table:table-cell>
          <table:table-cell table:style-name="ce17" office:value-type="float" office:value="22" calcext:value-type="float">
            <text:p>22.00</text:p>
          </table:table-cell>
          <table:table-cell table:style-name="ce3" table:formula="of:=[.B29]" office:value-type="float" office:value="22" calcext:value-type="float">
            <text:p>22.00</text:p>
          </table:table-cell>
          <table:table-cell table:style-name="ce3" table:formula="of:=[.C29]" office:value-type="float" office:value="22" calcext:value-type="float">
            <text:p>22.00</text:p>
          </table:table-cell>
          <table:table-cell table:style-name="ce3" table:formula="of:=[.D29]" office:value-type="float" office:value="22" calcext:value-type="float">
            <text:p>22.00</text:p>
          </table:table-cell>
          <table:table-cell table:style-name="ce3" table:formula="of:=[.E29]" office:value-type="float" office:value="22" calcext:value-type="float">
            <text:p>22.00</text:p>
          </table:table-cell>
          <table:table-cell table:style-name="ce3" table:formula="of:=[.F29]" office:value-type="float" office:value="22" calcext:value-type="float">
            <text:p>22.00</text:p>
          </table:table-cell>
          <table:table-cell table:style-name="ce3" table:formula="of:=[.G29]" office:value-type="float" office:value="22" calcext:value-type="float">
            <text:p>22.00</text:p>
          </table:table-cell>
          <table:table-cell table:style-name="ce27" table:formula="of:=[.H29]" office:value-type="float" office:value="22" calcext:value-type="float">
            <text:p>22.00</text:p>
          </table:table-cell>
          <table:table-cell table:style-name="ce17" office:value-type="float" office:value="10" calcext:value-type="float">
            <text:p>10.00</text:p>
          </table:table-cell>
          <table:table-cell table:style-name="ce3" table:formula="of:=[.J29]" office:value-type="float" office:value="10" calcext:value-type="float">
            <text:p>10.00</text:p>
          </table:table-cell>
          <table:table-cell table:style-name="ce3" table:formula="of:=[.K29]" office:value-type="float" office:value="10" calcext:value-type="float">
            <text:p>10.00</text:p>
          </table:table-cell>
          <table:table-cell table:style-name="ce3" table:formula="of:=[.L29]" office:value-type="float" office:value="10" calcext:value-type="float">
            <text:p>10.00</text:p>
          </table:table-cell>
          <table:table-cell table:style-name="ce3" table:formula="of:=[.M29]" office:value-type="float" office:value="10" calcext:value-type="float">
            <text:p>10.00</text:p>
          </table:table-cell>
          <table:table-cell table:style-name="ce3" table:formula="of:=[.N29]" office:value-type="float" office:value="10" calcext:value-type="float">
            <text:p>10.00</text:p>
          </table:table-cell>
          <table:table-cell table:style-name="ce41" table:formula="of:=[.O29]" office:value-type="float" office:value="10" calcext:value-type="float">
            <text:p>10.00</text:p>
          </table:table-cell>
          <table:table-cell table:style-name="ce27" table:formula="of:=[.P29]" office:value-type="float" office:value="10" calcext:value-type="float">
            <text:p>10.00</text:p>
          </table:table-cell>
          <table:table-cell table:style-name="ce27" table:formula="of:=[.Q29]" office:value-type="float" office:value="10" calcext:value-type="float">
            <text:p>10.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th</text:p>
          </table:table-cell>
          <table:table-cell table:style-name="ce17" office:value-type="float" office:value="12" calcext:value-type="float">
            <text:p>12.00</text:p>
          </table:table-cell>
          <table:table-cell table:style-name="ce3" table:formula="of:=[.B30]-1" office:value-type="float" office:value="11" calcext:value-type="float">
            <text:p>11.00</text:p>
          </table:table-cell>
          <table:table-cell table:style-name="ce3" table:formula="of:=[.C30]-1" office:value-type="float" office:value="10" calcext:value-type="float">
            <text:p>10.00</text:p>
          </table:table-cell>
          <table:table-cell table:style-name="ce3" table:formula="of:=[.D30]-1" office:value-type="float" office:value="9" calcext:value-type="float">
            <text:p>9.00</text:p>
          </table:table-cell>
          <table:table-cell table:style-name="ce3" table:formula="of:=[.E30]-1" office:value-type="float" office:value="8" calcext:value-type="float">
            <text:p>8.00</text:p>
          </table:table-cell>
          <table:table-cell table:style-name="ce3" table:formula="of:=[.F30]-1" office:value-type="float" office:value="7" calcext:value-type="float">
            <text:p>7.00</text:p>
          </table:table-cell>
          <table:table-cell table:style-name="ce3" table:formula="of:=[.G30]-1" office:value-type="float" office:value="6" calcext:value-type="float">
            <text:p>6.00</text:p>
          </table:table-cell>
          <table:table-cell table:style-name="ce3" table:formula="of:=[.H30]-1" office:value-type="float" office:value="5" calcext:value-type="float">
            <text:p>5.00</text:p>
          </table:table-cell>
          <table:table-cell table:style-name="ce17" office:value-type="float" office:value="20" calcext:value-type="float">
            <text:p>20.00</text:p>
          </table:table-cell>
          <table:table-cell table:style-name="ce3" table:formula="of:=[.J30]-2" office:value-type="float" office:value="18" calcext:value-type="float">
            <text:p>18.00</text:p>
          </table:table-cell>
          <table:table-cell table:style-name="ce3" table:formula="of:=[.K30]-2" office:value-type="float" office:value="16" calcext:value-type="float">
            <text:p>16.00</text:p>
          </table:table-cell>
          <table:table-cell table:style-name="ce3" table:formula="of:=[.L30]-2" office:value-type="float" office:value="14" calcext:value-type="float">
            <text:p>14.00</text:p>
          </table:table-cell>
          <table:table-cell table:style-name="ce3" table:formula="of:=[.M30]-2" office:value-type="float" office:value="12" calcext:value-type="float">
            <text:p>12.00</text:p>
          </table:table-cell>
          <table:table-cell table:style-name="ce3" table:formula="of:=[.N30]-2" office:value-type="float" office:value="10" calcext:value-type="float">
            <text:p>10.00</text:p>
          </table:table-cell>
          <table:table-cell table:style-name="ce3" table:formula="of:=[.O30]-2" office:value-type="float" office:value="8" calcext:value-type="float">
            <text:p>8.00</text:p>
          </table:table-cell>
          <table:table-cell table:style-name="ce3" table:formula="of:=[.P30]-2" office:value-type="float" office:value="6" calcext:value-type="float">
            <text:p>6.00</text:p>
          </table:table-cell>
          <table:table-cell table:style-name="ce3" table:formula="of:=[.Q30]-2" office:value-type="float" office:value="4" calcext:value-type="float">
            <text:p>4.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8" table:formula="of:=[.B28]*[.B30]/([.B30]+[.B29])" office:value-type="float" office:value="2.82352941176471" calcext:value-type="float">
            <text:p>2.82</text:p>
          </table:table-cell>
          <table:table-cell table:style-name="ce22" table:formula="of:=[.C28]*[.C30]/([.C30]+[.C29])" office:value-type="float" office:value="2.66666666666667" calcext:value-type="float">
            <text:p>2.67</text:p>
          </table:table-cell>
          <table:table-cell table:style-name="ce22" table:formula="of:=[.D28]*[.D30]/([.D30]+[.D29])" office:value-type="float" office:value="2.5" calcext:value-type="float">
            <text:p>2.50</text:p>
          </table:table-cell>
          <table:table-cell table:style-name="ce22" table:formula="of:=[.E28]*[.E30]/([.E30]+[.E29])" office:value-type="float" office:value="2.32258064516129" calcext:value-type="float">
            <text:p>2.32</text:p>
          </table:table-cell>
          <table:table-cell table:style-name="ce22" table:formula="of:=[.F28]*[.F30]/([.F30]+[.F29])" office:value-type="float" office:value="2.13333333333333" calcext:value-type="float">
            <text:p>2.13</text:p>
          </table:table-cell>
          <table:table-cell table:style-name="ce22" table:formula="of:=[.G28]*[.G30]/([.G30]+[.G29])" office:value-type="float" office:value="1.93103448275862" calcext:value-type="float">
            <text:p>1.93</text:p>
          </table:table-cell>
          <table:table-cell table:style-name="ce22" table:formula="of:=[.H28]*[.H30]/([.H30]+[.H29])" office:value-type="float" office:value="1.71428571428571" calcext:value-type="float">
            <text:p>1.71</text:p>
          </table:table-cell>
          <table:table-cell table:style-name="ce28" table:formula="of:=[.I28]*[.I30]/([.I30]+[.I29])" office:value-type="float" office:value="1.48148148148148" calcext:value-type="float">
            <text:p>1.48</text:p>
          </table:table-cell>
          <table:table-cell table:style-name="ce18" table:formula="of:=[.J28]*[.J30]/([.J30]+[.J29])" office:value-type="float" office:value="2.2" calcext:value-type="float">
            <text:p>2.20</text:p>
          </table:table-cell>
          <table:table-cell table:style-name="ce22" table:formula="of:=[.K28]*[.K30]/([.K30]+[.K29])" office:value-type="float" office:value="2.12142857142857" calcext:value-type="float">
            <text:p>2.12</text:p>
          </table:table-cell>
          <table:table-cell table:style-name="ce22" table:formula="of:=[.L28]*[.L30]/([.L30]+[.L29])" office:value-type="float" office:value="2.03076923076923" calcext:value-type="float">
            <text:p>2.03</text:p>
          </table:table-cell>
          <table:table-cell table:style-name="ce22" table:formula="of:=[.M28]*[.M30]/([.M30]+[.M29])" office:value-type="float" office:value="1.925" calcext:value-type="float">
            <text:p>1.93</text:p>
          </table:table-cell>
          <table:table-cell table:style-name="ce22" table:formula="of:=[.N28]*[.N30]/([.N30]+[.N29])" office:value-type="float" office:value="1.8" calcext:value-type="float">
            <text:p>1.80</text:p>
          </table:table-cell>
          <table:table-cell table:style-name="ce22" table:formula="of:=[.O28]*[.O30]/([.O30]+[.O29])" office:value-type="float" office:value="1.65" calcext:value-type="float">
            <text:p>1.65</text:p>
          </table:table-cell>
          <table:table-cell table:style-name="ce22" table:formula="of:=[.P28]*[.P30]/([.P30]+[.P29])" office:value-type="float" office:value="1.46666666666667" calcext:value-type="float">
            <text:p>1.47</text:p>
          </table:table-cell>
          <table:table-cell table:style-name="ce28" table:formula="of:=[.Q28]*[.Q30]/([.Q30]+[.Q29])" office:value-type="float" office:value="1.2375" calcext:value-type="float">
            <text:p>1.24</text:p>
          </table:table-cell>
          <table:table-cell table:style-name="ce28" table:formula="of:=[.R28]*[.R30]/([.R30]+[.R29])" office:value-type="float" office:value="0.942857142857143" calcext:value-type="float">
            <text:p>0.94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25"/>
          <table:table-cell table:style-name="ce25" office:value-type="string" calcext:value-type="string">
            <text:p>Span =&gt;</text:p>
          </table:table-cell>
          <table:table-cell table:style-name="ce3" table:formula="of:=[.D31]-[.J31]" office:value-type="float" office:value="0.3" calcext:value-type="float">
            <text:p>0.30</text:p>
          </table:table-cell>
          <table:table-cell table:number-columns-repeated="4"/>
          <table:table-cell table:style-name="ce25"/>
          <table:table-cell table:style-name="ce3"/>
          <table:table-cell table:style-name="ce25" office:value-type="string" calcext:value-type="string">
            <text:p>Span =&gt;</text:p>
          </table:table-cell>
          <table:table-cell table:style-name="ce13" table:formula="of:=[.K31]-[.Q31]" office:value-type="float" office:value="0.883928571428572" calcext:value-type="float">
            <text:p>0.884</text:p>
          </table:table-cell>
          <table:table-cell table:number-columns-repeated="1007"/>
        </table:table-row>
        <table:table-row table:style-name="ro1">
          <table:table-cell/>
          <table:table-cell table:style-name="ce19" table:formula="of:=([.C31]/3)*65536" office:value-type="float" office:value="58254.2222222222" calcext:value-type="float">
            <text:p>58254</text:p>
          </table:table-cell>
          <table:table-cell table:number-columns-repeated="5"/>
          <table:table-cell table:style-name="ce19" table:formula="of:=([.I31]/3)*65536" office:value-type="float" office:value="32363.4567901235" calcext:value-type="float">
            <text:p>32363</text:p>
          </table:table-cell>
          <table:table-cell table:style-name="ce19" table:formula="of:=([.J31]/3)*65536" office:value-type="float" office:value="48059.7333333333" calcext:value-type="float">
            <text:p>48060</text:p>
          </table:table-cell>
          <table:table-cell table:number-columns-repeated="5"/>
          <table:table-cell table:style-name="ce19" table:formula="of:=([.P31]/3)*65536" office:value-type="float" office:value="32039.8222222222" calcext:value-type="float">
            <text:p>3204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table:formula="of:=[.B33]-[.H33]" office:value-type="float" office:value="25890.7654320988" calcext:value-type="float">
            <text:p>25891</text:p>
          </table:table-cell>
          <table:table-cell table:number-columns-repeated="6"/>
          <table:table-cell table:style-name="ce19" table:formula="of:=[.I33]-[.O33]" office:value-type="float" office:value="16019.9111111111" calcext:value-type="float">
            <text:p>16020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oltage Divider vs Current Source'.B13:'Voltage Divider vs Current Source'.H13 'Voltage Divider vs Current Source'.B18:'Voltage Divider vs Current Source'.H18 'Voltage Divider vs Current Source'.B31:'Voltage Divider vs Current Source'.R31">
            <calcext:condition calcext:apply-style-name="Bad" calcext:value="&lt;=0" calcext:base-cell-address="'Voltage Divider vs Current Source'.B13"/>
            <calcext:condition calcext:apply-style-name="Bad" calcext:value="&gt;=3" calcext:base-cell-address="'Voltage Divider vs Current Source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8:15:11.171740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38:25.187312845</meta:creation-date>
    <dc:date>2021-06-27T18:15:22.378341430</dc:date>
    <meta:editing-duration>PT2H31M28S</meta:editing-duration>
    <meta:editing-cycles>9</meta:editing-cycles>
    <meta:generator>LibreOffice/6.4.7.2$Linux_X86_64 LibreOffice_project/40$Build-2</meta:generator>
    <dc:creator>Peter O'Donoghue</dc:creator>
    <meta:document-statistic meta:table-count="1" meta:cell-count="16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1cm" svg:height="5.614cm" xlink:href=".." xlink:type="simple" chart:class="chart:scatter" chart:style-name="ch1">
        <chart:legend chart:legend-position="end" svg:x="8.214cm" svg:y="2.508cm" style:legend-expansion="high" chart:style-name="ch2"/>
        <chart:plot-area chart:style-name="ch3" table:cell-range-address="'Voltage Divider vs Current Source'.B12:'Voltage Divider vs Current Source'.H13 'Voltage Divider vs Current Source'.A13:'Voltage Divider vs Current Source'.A13" chart:data-source-has-labels="column" svg:x="0.199cm" svg:y="0.112cm" svg:width="7.816cm" svg:height="5.39cm">
          <chartooo:coordinate-region svg:x="1.217cm" svg:y="0.235cm" svg:width="6.373cm" svg:height="4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3:'Voltage Divider vs Current Source'.H13" chart:label-cell-address="'Voltage Divider vs Current Source'.A13:'Voltage Divider vs Current Source'.A13" chart:class="chart:scatter">
            <chart:domain table:cell-range-address="'Voltage Divider vs Current Source'.B12:'Voltage Divider vs Current Source'.H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2:'Voltage Divider vs Current Source'.H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3:'Voltage Divider vs Current Source'.A13</svg:desc>
                </draw:g>
              </table:table-cell>
              <table:table-cell office:value-type="float" office:value="1.4">
                <text:p>1.4</text:p>
                <draw:g>
                  <svg:desc>'Voltage Divider vs Current Source'.B13:'Voltage Divider vs Current Source'.H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  <table:table-cell office:value-type="float" office:value="-0.6">
                <text:p>-0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8cm" svg:height="5.546cm" xlink:href=".." xlink:type="simple" chart:class="chart:scatter" chart:style-name="ch1">
        <chart:legend chart:legend-position="end" svg:x="8.091cm" svg:y="2.474cm" style:legend-expansion="high" chart:style-name="ch2"/>
        <chart:plot-area chart:style-name="ch3" table:cell-range-address="'Voltage Divider vs Current Source'.B17:'Voltage Divider vs Current Source'.H18 'Voltage Divider vs Current Source'.A18:'Voltage Divider vs Current Source'.A18" chart:data-source-has-labels="column" svg:x="0.197cm" svg:y="0.11cm" svg:width="7.697cm" svg:height="5.326cm">
          <chartooo:coordinate-region svg:x="1.109cm" svg:y="0.11cm" svg:width="6.644cm" svg:height="3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8:'Voltage Divider vs Current Source'.H18" chart:label-cell-address="'Voltage Divider vs Current Source'.A18:'Voltage Divider vs Current Source'.A18" chart:class="chart:scatter">
            <chart:domain table:cell-range-address="'Voltage Divider vs Current Source'.B17:'Voltage Divider vs Current Source'.H1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7:'Voltage Divider vs Current Source'.H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8:'Voltage Divider vs Current Source'.A18</svg:desc>
                </draw:g>
              </table:table-cell>
              <table:table-cell office:value-type="float" office:value="2.67741935483871">
                <text:p>2.67741935483871</text:p>
                <draw:g>
                  <svg:desc>'Voltage Divider vs Current Source'.B18:'Voltage Divider vs Current Source'.H18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96551724137931">
                <text:p>1.9655172413793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14814814814815">
                <text:p>1.14814814814815</text:p>
              </table:table-cell>
              <table:table-cell office:value-type="float" office:value="0.692307692307693">
                <text:p>0.69230769230769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eries-source="rows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662cm" svg:height="4.742cm" xlink:href=".." xlink:type="simple" chart:class="chart:scatter" chart:style-name="ch1">
        <chart:plot-area chart:style-name="ch2" table:cell-range-address="'Voltage Divider vs Current Source'.J30:'Voltage Divider vs Current Source'.Q31" svg:x="0.888cm" svg:y="0.161cm" svg:width="11.195cm" svg:height="4.553cm">
          <chartooo:coordinate-region svg:x="1.8cm" svg:y="0.36cm" svg:width="9.859cm" svg:height="3.7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Voltage Divider vs Current Source'.J31:'Voltage Divider vs Current Source'.Q31" chart:class="chart:scatter">
            <chart:domain table:cell-range-address="'Voltage Divider vs Current Source'.J30:'Voltage Divider vs Current Source'.Q30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Voltage Divider vs Current Source'.J30:'Voltage Divider vs Current Source'.Q3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.2">
                <text:p>2.2</text:p>
                <draw:g>
                  <svg:desc>'Voltage Divider vs Current Source'.J31:'Voltage Divider vs Current Source'.Q31</svg:desc>
                </draw:g>
              </table:table-cell>
              <table:table-cell office:value-type="float" office:value="2.12142857142857">
                <text:p>2.12142857142857</text:p>
              </table:table-cell>
              <table:table-cell office:value-type="float" office:value="2.03076923076923">
                <text:p>2.03076923076923</text:p>
              </table:table-cell>
              <table:table-cell office:value-type="float" office:value="1.925">
                <text:p>1.925</text:p>
              </table:table-cell>
              <table:table-cell office:value-type="float" office:value="1.8">
                <text:p>1.8</text:p>
              </table:table-cell>
              <table:table-cell office:value-type="float" office:value="1.65">
                <text:p>1.6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2375">
                <text:p>1.2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